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65.94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317.25pt"/>
    </style:style>
    <style:style style:name="co7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26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68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8" office:value-type="string" calcext:value-type="string">
            <text:p>- Dispatch action ACCOUNT.IMPORT_NEW_ACCOUNT_PENDING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7" table:number-columns-repeated="3"/>
          <table:table-cell table:style-name="ce17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.account.loading = true</text:p>
          </table:table-cell>
          <table:table-cell office:value-type="string" calcext:value-type="string">
            <text:p>ACCOUNT.CLOSE_LOADING_IMPORT</text:p>
          </table:table-cell>
          <table:table-cell office:value-type="string" calcext:value-type="string">
            <text:p>state.account.loading = fals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CCOUNT.UPDATE_ACCOUNT_PENDING</text:p>
          </table:table-cell>
          <table:table-cell office:value-type="string" calcext:value-type="string">
            <text:p>- run to updateAccount in accountAction sa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call account.syn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account = false</text:p>
          </table:table-cell>
          <table:table-cell office:value-type="string" calcext:value-type="string">
            <text:p>ACCOUNT.UPDATE_ACCOUNT_FULFILLED</text:p>
          </table:table-cell>
          <table:table-cell office:value-type="string" calcext:value-type="string">
            <text:p>state.account.account = newAccou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error = “”</text:p>
          </table:table-cell>
          <table:table-cell office:value-type="string" calcext:value-type="string">
            <text:p>ACCOUNT.THROW_ERROR</text:p>
          </table:table-cell>
          <table:table-cell office:value-type="string" calcext:value-type="string">
            <text:p>state.account.error = accountEr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.account.showError = false</text:p>
          </table:table-cell>
          <table:table-cell/>
          <table:table-cell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e.account.showError = true</text:p>
          </table:table-cell>
          <table:table-cell office:value-type="string" calcext:value-type="string">
            <text:p>ACCOUNT.CLOSE_ERROR_MODAL</text:p>
          </table:table-cell>
          <table:table-cell office:value-type="string" calcext:value-type="string">
            <text:p>state.account.showError =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09:47:45.15036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4T11:20:32.365852169</dc:date>
    <meta:editing-duration>PT10M36S</meta:editing-duration>
    <meta:editing-cycles>4</meta:editing-cycles>
    <meta:document-statistic meta:table-count="4" meta:cell-count="62" meta:object-count="0"/>
  </office:meta>
</office:document-meta>
</file>